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5]+[.N5]+[.H5]" office:value-type="float" office:value="300">
            <text:p>300</text:p>
          </table:table-cell>
          <table:table-cell table:formula="of:=[.C5]+[.I5]+[.O5]" office:value-type="float" office:value="41.0245234208987">
            <text:p>41,02</text:p>
          </table:table-cell>
          <table:table-cell table:formula="of:=AVERAGE([.D5];[.J5];[.P5])" office:value-type="float" office:value="5.33333333333333">
            <text:p>5,33</text:p>
          </table:table-cell>
          <table:table-cell table:formula="of:=AVERAGE([.E5];[.K5];[.Q5])" office:value-type="float" office:value="14.0416666666667">
            <text:p>14,04</text:p>
          </table:table-cell>
          <table:table-cell table:formula="of:=AVERAGE([.F5];[.L5];[.R5])" office:value-type="float" office:value="3.99156361382129">
            <text:p>3,99</text:p>
          </table:table-cell>
          <table:table-cell table:formula="of:=AVERAGE([.G5];[.M5];[.S5])" office:value-type="float" office:value="8.772808607714">
            <text:p>8,7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6]+[.N6]+[.H6]" office:value-type="float" office:value="600">
            <text:p>600</text:p>
          </table:table-cell>
          <table:table-cell table:formula="of:=[.C6]+[.I6]+[.O6]" office:value-type="float" office:value="78.5830351358787">
            <text:p>78,58</text:p>
          </table:table-cell>
          <table:table-cell table:formula="of:=AVERAGE([.D6];[.J6];[.P6])" office:value-type="float" office:value="4.33333333333333">
            <text:p>4,33</text:p>
          </table:table-cell>
          <table:table-cell table:formula="of:=AVERAGE([.E6];[.K6];[.Q6])" office:value-type="float" office:value="14.2708333333333">
            <text:p>14,27</text:p>
          </table:table-cell>
          <table:table-cell table:formula="of:=AVERAGE([.F6];[.L6];[.R6])" office:value-type="float" office:value="4.32494245499421">
            <text:p>4,32</text:p>
          </table:table-cell>
          <table:table-cell table:formula="of:=AVERAGE([.G6];[.M6];[.S6])" office:value-type="float" office:value="8.3773017981663">
            <text:p>8,38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7]+[.N7]+[.H7]" office:value-type="float" office:value="900">
            <text:p>900</text:p>
          </table:table-cell>
          <table:table-cell table:formula="of:=[.C7]+[.I7]+[.O7]" office:value-type="float" office:value="120.325094063292">
            <text:p>120,33</text:p>
          </table:table-cell>
          <table:table-cell table:formula="of:=AVERAGE([.D7];[.J7];[.P7])" office:value-type="float" office:value="5.33333333333333">
            <text:p>5,33</text:p>
          </table:table-cell>
          <table:table-cell table:formula="of:=AVERAGE([.E7];[.K7];[.Q7])" office:value-type="float" office:value="19.4791666666667">
            <text:p>19,48</text:p>
          </table:table-cell>
          <table:table-cell table:formula="of:=AVERAGE([.G7];[.L7];[.R7])" office:value-type="float" office:value="9.21720828491973">
            <text:p>9,22</text:p>
          </table:table-cell>
          <table:table-cell table:formula="of:=AVERAGE([.G7];[.M7];[.S7])" office:value-type="float" office:value="19.4645768618874">
            <text:p>19,4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5"/>
          <table:table-cell table:number-columns-repeated="4"/>
          <table:table-cell table:formula="of:=[.B8]+[.N8]+[.H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5"/>
          <table:table-cell table:number-columns-repeated="4"/>
          <table:table-cell table:formula="of:=[.B9]+[.N9]+[.H9]" office:value-type="float" office:value="1200">
            <text:p>12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2"/>
          <table:table-cell/>
          <table:table-cell/>
          <table:table-cell table:formula="of:=[.B10]+[.N10]+[.H10]" office:value-type="float" office:value="1300">
            <text:p>13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S8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4"/>
          <table:table-cell table:formula="of:=[.B11]+[.N11]+[.H11]" office:value-type="float" office:value="1400">
            <text:p>14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 table:number-rows-repeated="2">
          <table:table-cell table:number-columns-repeated="14"/>
          <table:table-cell table:style-name="ce5"/>
          <table:table-cell table:number-columns-repeated="12"/>
        </table:table-row>
        <table:table-row table:style-name="ro1">
          <table:table-cell table:number-columns-repeated="14"/>
          <table:table-cell table:style-name="ce5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ce5"/>
          <table:table-cell table:number-columns-repeated="4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office:value-type="float" office:value="4.20672683528021">
            <text:p>4,21</text:p>
          </table:table-cell>
          <table:table-cell office:value-type="float" office:value="10.4926751294253">
            <text:p>10,49</text:p>
          </table:table-cell>
          <table:table-cell table:formula="of:=[.B16]+[.N16]+[.H16]" office:value-type="float" office:value="900">
            <text:p>900</text:p>
          </table:table-cell>
          <table:table-cell table:formula="of:=[.C16]+[.I16]+[.O16]" office:value-type="float" office:value="116.77407410835">
            <text:p>116,77</text:p>
          </table:table-cell>
          <table:table-cell table:formula="of:=AVERAGE([.D16];[.J16];[.P16])" office:value-type="float" office:value="5.33333333333333">
            <text:p>5,33</text:p>
          </table:table-cell>
          <table:table-cell table:formula="of:=AVERAGE([.E16];[.K16];[.Q16])" office:value-type="float" office:value="16.9166666666667">
            <text:p>16,92</text:p>
          </table:table-cell>
          <table:table-cell table:formula="of:=AVERAGE([.F16];[.L16];[.R16])" office:value-type="float" office:value="4.18896249159249">
            <text:p>4,19</text:p>
          </table:table-cell>
          <table:table-cell table:formula="of:=AVERAGE([.G16];[.M16];[.S16])" office:value-type="float" office:value="8.23865535130206">
            <text:p>8,24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office:value-type="float" office:value="4.95647593504061">
            <text:p>4,96</text:p>
          </table:table-cell>
          <table:table-cell office:value-type="float" office:value="7.23754810772056">
            <text:p>7,24</text:p>
          </table:table-cell>
          <table:table-cell table:formula="of:=[.B17]+[.N17]+[.H17]" office:value-type="float" office:value="2000">
            <text:p>2000</text:p>
          </table:table-cell>
          <table:table-cell table:formula="of:=[.C17]+[.I17]+[.O17]" office:value-type="float" office:value="256.917099315719">
            <text:p>256,92</text:p>
          </table:table-cell>
          <table:table-cell table:formula="of:=AVERAGE([.D17];[.J17];[.P17])" office:value-type="float" office:value="4.33333333333333">
            <text:p>4,33</text:p>
          </table:table-cell>
          <table:table-cell table:formula="of:=AVERAGE([.E17];[.K17];[.Q17])" office:value-type="float" office:value="15.7916666666667">
            <text:p>15,79</text:p>
          </table:table-cell>
          <table:table-cell table:formula="of:=AVERAGE([.F17];[.L17];[.R17])" office:value-type="float" office:value="5.24122653069128">
            <text:p>5,24</text:p>
          </table:table-cell>
          <table:table-cell table:formula="of:=AVERAGE([.G17];[.M17];[.S17])" office:value-type="float" office:value="8.46894474225092">
            <text:p>8,47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600">
            <text:p>6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5"/>
          <table:table-cell table:formula="of:=[.B18]+[.N18]+[.H18]" office:value-type="float" office:value="2600">
            <text:p>26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1100">
            <text:p>1100</text:p>
          </table:table-cell>
          <table:table-cell table:number-columns-repeated="5"/>
          <table:table-cell table:formula="of:=[.B19]+[.N19]+[.H19]" office:value-type="float" office:value="2900">
            <text:p>29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800">
            <text:p>8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 table:number-columns-repeated="5"/>
          <table:table-cell table:formula="of:=[.B20]+[.N20]+[.H20]" office:value-type="float" office:value="3200">
            <text:p>32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N23]+[.H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N24]+[.H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N25]+[.H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26]+[.N26]+[.H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27]+[.N27]+[.H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28]+[.N28]+[.H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29]+[.N29]+[.H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30]+[.N30]+[.H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/>
          <table:table-cell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N33]+[.H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N34]+[.H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N35]+[.H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36]+[.N36]+[.H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37]+[.N37]+[.H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38]+[.N38]+[.H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39]+[.N39]+[.H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40]+[.N40]+[.H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3T04:05:57</dc:date>
    <dc:creator>diego </dc:creator>
    <meta:editing-duration>PT2H59M33S</meta:editing-duration>
    <meta:editing-cycles>99</meta:editing-cycles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5cm" svg:width="22.772cm" svg:height="9.5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6.77407410835">
                <text:p>116.77407410835</text:p>
                <draw:g>
                  <svg:desc>resultados.U16:resultados.U20</svg:desc>
                </draw:g>
              </table:table-cell>
              <table:table-cell office:value-type="float" office:value="5.33333333333333">
                <text:p>5.33333333333333</text:p>
                <draw:g>
                  <svg:desc>resultados.V16:resultados.V20</svg:desc>
                </draw:g>
              </table:table-cell>
              <table:table-cell office:value-type="float" office:value="16.9166666666667">
                <text:p>16.9166666666667</text:p>
                <draw:g>
                  <svg:desc>resultados.W16:resultados.W20</svg:desc>
                </draw:g>
              </table:table-cell>
              <table:table-cell office:value-type="float" office:value="4.18896249159249">
                <text:p>4.18896249159249</text:p>
                <draw:g>
                  <svg:desc>resultados.X16:resultados.X20</svg:desc>
                </draw:g>
              </table:table-cell>
              <table:table-cell office:value-type="float" office:value="8.23865535130206">
                <text:p>8.2386553513020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19">
                <text:p>256.91709931571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2">
                <text:p>8.46894474225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